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6000000C642F8297F7B7FEF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3cm" svg:height="6.983cm" svg:x="7.365cm" svg:y="11.562cm">
          <draw:image xlink:href="Pictures/10000000000000C6000000C642F8297F7B7FEF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7:20.387851753</meta:creation-date>
    <dc:date>2018-12-12T13:53:25.793450500</dc:date>
    <meta:editing-duration>PT1M25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